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fo:color="#ffffff" loext:opacity="100%" style:font-name="Verdana" fo:font-size="16pt" officeooo:rsid="00264632" officeooo:paragraph-rsid="0029f3ed" style:font-size-asian="16pt" style:font-size-complex="16pt"/>
    </style:style>
    <style:style style:name="T1" style:family="text">
      <style:text-properties officeooo:rsid="00273436"/>
    </style:style>
    <style:style style:name="T2" style:family="text">
      <style:text-properties officeooo:rsid="00289e56"/>
    </style:style>
    <style:style style:name="T3" style:family="text">
      <style:text-properties fo:font-style="italic" officeooo:rsid="00289e56" style:font-style-asian="italic" style:font-style-complex="italic"/>
    </style:style>
    <style:style style:name="T4" style:family="text">
      <style:text-properties fo:font-style="italic" officeooo:rsid="00273436" style:font-style-asian="italic" style:font-style-complex="italic"/>
    </style:style>
    <style:style style:name="T5" style:family="text">
      <style:text-properties officeooo:rsid="0029f3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n I got my first film camera (Fujica ST605N) in the 1970’s, I took travel and family photos. I remember getting frustrated when <text:span text:style-name="T1">random </text:span>people appeared in my photos, spoiling the view! This all changed, when, many years later, I retired and took up photography as a hobby and discovered street photography. Now I wander the streets of cities looking for interesting people to photograph.</text:p>
      <text:p text:style-name="P1"/>
      <text:p text:style-name="P1"><text:span text:style-name="T1">The majority of </text:span><text:span text:style-name="T5">photos in </text:span><text:span text:style-name="T2">my </text:span><text:span text:style-name="T3">P</text:span><text:span text:style-name="T4">eople</text:span><text:span text:style-name="T1"> p</text:span><text:span text:style-name="T5">roject</text:span><text:span text:style-name="T1"> are candid; I prefer a natural unposed picture. However, occasionally I will be spotted by the intended target. I simply smile and strike up a conversation, and ask if they are happy for me to take a photo, usually the answer is y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3:36:42.622469425</meta:creation-date>
    <meta:print-date>2024-12-01T13:59:48.301594666</meta:print-date>
    <meta:printed-by>PDF files</meta:printed-by>
    <dc:date>2024-12-04T09:47:52.655448703</dc:date>
    <meta:editing-duration>PT10M56S</meta:editing-duration>
    <meta:editing-cycles>5</meta:editing-cycles>
    <meta:generator>LibreOffice/24.2.6.2$Linux_X86_64 LibreOffice_project/420$Build-2</meta:generator>
    <meta:document-statistic meta:table-count="0" meta:image-count="0" meta:object-count="0" meta:page-count="1" meta:paragraph-count="2" meta:word-count="116" meta:character-count="666" meta:non-whitespace-character-count="552"/>
  </office:meta>
</office:document-meta>
</file>